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3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1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2-11-01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1-12-2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1-03-19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9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2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2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8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7-09-2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3-05-1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3-04-17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2-02-2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2-01-2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12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8-2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7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6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5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4-1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3-1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2-1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1-01-21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12-1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11-1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10-1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9-1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8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7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6-1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4-1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3-1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10-01-22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12-1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10-20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9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8-2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8-06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7-1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7-0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6-1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5-2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5-08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4-2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4-1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4-0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3-1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3-0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2-1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2-1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2-0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1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1-2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9</text:p>
          </table:table-cell>
          <table:table-cell office:value-type="string" calcext:value-type="string">
            <text:p>2009-01-2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771" meta:object-count="0"/>
    <meta:user-defined meta:name="AppVersion">3.0</meta:user-defined>
  </office:meta>
</office:document-meta>
</file>